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da1884" loext:opacity="100%" fo:font-size="14pt" style:text-underline-style="solid" style:text-underline-width="auto" style:text-underline-color="font-color" fo:font-weight="bold" officeooo:rsid="0013962f" officeooo:paragraph-rsid="0013962f" style:font-size-asian="14pt" style:font-weight-asian="bold" style:font-size-complex="14pt" style:font-weight-complex="bold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8pt" style:font-size-asian="8pt" style:font-size-complex="8pt"/>
    </style:style>
    <style:style style:name="T4" style:family="text">
      <style:text-properties officeooo:rsid="00176f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¡Hola, Mundo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MT1" style:family="text">
      <style:text-properties officeooo:rsid="00176f2b"/>
    </style:style>
    <style:style style:name="MT2" style:family="text">
      <style:text-properties style:font-name="Liberation Mono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3-08-24 Nicole Sharp<text:span text:style-name="MT1"> Ruiz</text:span> (<text:span text:style-name="MT2">nicolesharp.net</text:span>)</text:p>
      </style:header>
      <style:footer>
        <text:p text:style-name="MP2">Excepto donde se indique lo contrario, contenido del Sitio web de Nicole Sharp Ruiz está licenciado bajo la Licencia internacional pública de atribución/reconocomiento-compartirigual 4.0 de Comunes Creativos (CC).<text:line-break/><text:span text:style-name="MT2">https://www.creativecommons.org/licenses/by-sa/4.0/deed.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4T09:43:51.423000000</dc:date>
    <dc:creator>Nicole Sharp</dc:creator>
    <meta:editing-duration>PT11M34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4" meta:word-count="40" meta:character-count="372" meta:non-whitespace-character-count="336"/>
  </office:meta>
</office:document-meta>
</file>